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 Light" svg:font-family="'DejaVu Sans Light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DejaVu Sans" officeooo:rsid="0004219b" officeooo:paragraph-rsid="0004219b"/>
    </style:style>
    <style:style style:name="P2" style:family="paragraph" style:parent-style-name="Text_20_body">
      <style:text-properties officeooo:rsid="0004dbd6" officeooo:paragraph-rsid="0004dbd6"/>
    </style:style>
    <style:style style:name="P3" style:family="paragraph" style:parent-style-name="Text_20_body">
      <style:text-properties officeooo:rsid="00060b41" officeooo:paragraph-rsid="00060b41"/>
    </style:style>
    <style:style style:name="P4" style:family="paragraph" style:parent-style-name="Text_20_body">
      <style:text-properties officeooo:rsid="00060b41" officeooo:paragraph-rsid="000894fc"/>
    </style:style>
    <style:style style:name="P5" style:family="paragraph" style:parent-style-name="Text_20_body">
      <style:text-properties officeooo:rsid="0006b571" officeooo:paragraph-rsid="0006b571"/>
    </style:style>
    <style:style style:name="P6" style:family="paragraph" style:parent-style-name="Text_20_body">
      <style:text-properties officeooo:rsid="000894fc" officeooo:paragraph-rsid="000894fc"/>
    </style:style>
    <style:style style:name="P7" style:family="paragraph" style:parent-style-name="Text_20_body">
      <style:text-properties style:font-name="DejaVu Sans" officeooo:rsid="0004dbd6" officeooo:paragraph-rsid="0004dbd6"/>
    </style:style>
    <style:style style:name="P8" style:family="paragraph" style:parent-style-name="Text_20_body">
      <style:text-properties style:font-name="DejaVu Serif" fo:font-size="10.5pt" fo:font-style="italic" officeooo:rsid="00060b41" officeooo:paragraph-rsid="00060b41" style:font-size-asian="10.5pt" style:font-style-asian="italic" style:font-size-complex="10.5pt" style:font-style-complex="italic"/>
    </style:style>
    <style:style style:name="P9" style:family="paragraph" style:parent-style-name="Text_20_body" style:list-style-name="L1">
      <style:text-properties officeooo:rsid="00060b41" officeooo:paragraph-rsid="000894fc"/>
    </style:style>
    <style:style style:name="P10" style:family="paragraph" style:parent-style-name="Text_20_body" style:list-style-name="L2">
      <style:text-properties officeooo:rsid="0006b571" officeooo:paragraph-rsid="0006b571"/>
    </style:style>
    <style:style style:name="P11" style:family="paragraph" style:parent-style-name="Text_20_body" style:list-style-name="L3">
      <style:text-properties officeooo:rsid="0006b571" officeooo:paragraph-rsid="0006b571"/>
    </style:style>
    <style:style style:name="P12" style:family="paragraph" style:parent-style-name="Text_20_body" style:list-style-name="L2">
      <style:text-properties style:text-position="0% 100%" officeooo:rsid="0006b571" officeooo:paragraph-rsid="0006b571"/>
    </style:style>
    <style:style style:name="P13" style:family="paragraph" style:parent-style-name="Text_20_body" style:list-style-name="L4">
      <style:text-properties officeooo:rsid="000894fc" officeooo:paragraph-rsid="000894fc"/>
    </style:style>
    <style:style style:name="P14" style:family="paragraph" style:parent-style-name="Heading_20_2">
      <style:text-properties fo:font-weight="normal" officeooo:paragraph-rsid="0004dbd6" style:font-weight-asian="normal" style:font-weight-complex="normal"/>
    </style:style>
    <style:style style:name="P15" style:family="paragraph" style:parent-style-name="Heading_20_2">
      <style:text-properties officeooo:rsid="000894fc" officeooo:paragraph-rsid="000894fc"/>
    </style:style>
    <style:style style:name="P16" style:family="paragraph" style:parent-style-name="Heading_20_2">
      <style:text-properties officeooo:rsid="00060b41" officeooo:paragraph-rsid="00060b41"/>
    </style:style>
    <style:style style:name="P17" style:family="paragraph" style:parent-style-name="Heading_20_2">
      <style:text-properties officeooo:rsid="0006b571" officeooo:paragraph-rsid="0006b571"/>
    </style:style>
    <style:style style:name="P18" style:family="paragraph" style:parent-style-name="Heading_20_2" style:master-page-name="">
      <loext:graphic-properties draw:fill="none"/>
      <style:paragraph-properties fo:margin-left="0cm" fo:margin-right="0cm" fo:margin-top="0.353cm" fo:margin-bottom="0.212cm" loext:contextual-spacing="false" fo:text-indent="0cm" style:auto-text-indent="false" style:page-number="auto" fo:background-color="transparent" fo:keep-with-next="always"/>
      <style:text-properties officeooo:paragraph-rsid="0004dbd6"/>
    </style:style>
    <style:style style:name="T1" style:family="text">
      <style:text-properties style:font-name="DejaVu Sans Light"/>
    </style:style>
    <style:style style:name="T2" style:family="text">
      <style:text-properties style:font-name="DejaVu Sans Light" officeooo:rsid="00060b41"/>
    </style:style>
    <style:style style:name="T3" style:family="text">
      <style:text-properties style:font-name="DejaVu Sans"/>
    </style:style>
    <style:style style:name="T4" style:family="text">
      <style:text-properties style:font-name="DejaVu Sans" officeooo:rsid="0004dbd6"/>
    </style:style>
    <style:style style:name="T5" style:family="text">
      <style:text-properties style:font-name="DejaVu Sans" officeooo:rsid="00060b41"/>
    </style:style>
    <style:style style:name="T6" style:family="text">
      <style:text-properties style:font-name="DejaVu Sans" fo:font-weight="normal" style:font-weight-asian="normal" style:font-weight-complex="normal"/>
    </style:style>
    <style:style style:name="T7" style:family="text">
      <style:text-properties style:font-name="DejaVu Sans" fo:font-weight="normal" officeooo:rsid="0004dbd6" style:font-weight-asian="normal" style:font-weight-complex="normal"/>
    </style:style>
    <style:style style:name="T8" style:family="text">
      <style:text-properties style:font-name="DejaVu Sans" fo:font-weight="normal" officeooo:rsid="000944d8" style:font-weight-asian="normal" style:font-weight-complex="normal"/>
    </style:style>
    <style:style style:name="T9" style:family="text">
      <style:text-properties officeooo:rsid="00060b41"/>
    </style:style>
    <style:style style:name="T10" style:family="text">
      <style:text-properties style:text-position="super 58%"/>
    </style:style>
    <style:style style:name="T11" style:family="text">
      <style:text-properties style:text-position="super 58%" officeooo:rsid="000894fc"/>
    </style:style>
    <style:style style:name="T12" style:family="text">
      <style:text-properties style:text-position="0% 100%" officeooo:rsid="000894fc"/>
    </style:style>
    <style:style style:name="T13" style:family="text">
      <style:text-properties officeooo:rsid="000894fc"/>
    </style:style>
    <style:style style:name="T14" style:family="text">
      <style:text-properties officeooo:rsid="0009feb0"/>
    </style:style>
    <style:style style:name="T15" style:family="text">
      <style:text-properties officeooo:rsid="000aebc8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Практика 1</text:p>
      <text:h text:style-name="P18" text:outline-level="2"><text:span text:style-name="T6">Задание 1 </text:span><text:span text:style-name="T8">—</text:span><text:span text:style-name="T6"> </text:span><text:span text:style-name="T7">в</text:span><text:span text:style-name="T6">ставка кода JavaScript на веб-страниц</text:span><text:span text:style-name="T8">у</text:span></text:h>
      <text:p text:style-name="P1">Вставить на веб-страницу инструкцию<text:line-break/><text:span text:style-name="T1">console.log('hello, World') </text:span></text:p>
      <text:p text:style-name="P1">тремя способами:</text:p>
      <text:p text:style-name="P1">а) в теге <text:span text:style-name="T1">script</text:span>;</text:p>
      <text:p text:style-name="P1">б) в файле <text:span text:style-name="T1">script.js</text:span>, подключенном с помощью тега <text:span text:style-name="T1">script</text:span>;</text:p>
      <text:p text:style-name="P1">в) в атрибуте <text:span text:style-name="T1">onclick</text:span> элемента <text:span text:style-name="T1">p</text:span>.</text:p>
      <text:h text:style-name="P14" text:outline-level="2"><text:span text:style-name="T4">Задание 2 — </text:span><text:span text:style-name="T5">арифметические </text:span><text:span text:style-name="T4">операции</text:span></text:h>
      <text:p text:style-name="P2"><text:span text:style-name="T3">Вычислить выражени</text:span><text:span text:style-name="T5">е</text:span><text:span text:style-name="T3"> и вывести результат в консоль браузера. </text:span><text:span text:style-name="T5">Значения a и b ввести прямо в коде скрипта.</text:span></text:p>
      <text:p text:style-name="P7"><draw:frame draw:style-name="fr1" draw:name="1" text:anchor-type="as-char" svg:y="-0.748cm" svg:width="3.882cm" svg:height="1.251cm" draw:z-index="0"><draw:object xlink:href="./Object 1" xlink:type="simple" xlink:show="embed" xlink:actuate="onLoad"/><draw:image xlink:href="./ObjectReplacements/Object 1" xlink:type="simple" xlink:show="embed" xlink:actuate="onLoad"/><svg:desc>формула</svg:desc></draw:frame></text:p>
      <text:h text:style-name="P15" text:outline-level="2">Задание 3 — функция</text:h>
      <text:p text:style-name="P6">Написать функцию, которая складывает значения из двух полей ввода. Для доступа к значениям использовать <text:s/><text:span text:style-name="T2">document.getElementById('id').value</text:span><text:span text:style-name="T5">, </text:span><text:span text:style-name="T3">где 'id' — значение атрибута id элемента input.<text:line-break/>Функцию запускать при клике по кнопке (событие onclick).</text:span></text:p>
      <text:h text:style-name="Heading_20_2" text:outline-level="2">Задание <text:span text:style-name="T13">4</text:span> — <text:span text:style-name="T9">доступ к элементам</text:span></text:h>
      <text:p text:style-name="P4">Изменить решение Задания 2 таким образом, чтобы:</text:p>
      <text:list xml:id="list2814302160705598145" text:style-name="L1">
        <text:list-item>
          <text:p text:style-name="P9">значения a, <text:span text:style-name="T15">b и c</text:span> считывались из полей ввода; </text:p>
        </text:list-item>
        <text:list-item>
          <text:p text:style-name="P9"><text:span text:style-name="T14">р</text:span>езультат выводить не в консоль браузера, а в элемент HTML с id='output'.</text:p>
        </text:list-item>
      </text:list>
      <text:p text:style-name="P8">В этом задании стоит обратить внимание на приведение типов.</text:p>
      <text:p text:style-name="P5">Во всех следующих заданиях исходные данные также считываются из полей ввода.</text:p>
      <text:h text:style-name="P16" text:outline-level="2">Задание <text:span text:style-name="T13">5</text:span> — вычислить значение</text:h>
      <text:p text:style-name="P3">Вычислить значения выражений и вывести результаты в абзац текста. </text:p>
      <text:list xml:id="list5823231383841195193" text:style-name="L2">
        <text:list-item>
          <text:p text:style-name="P10">[a — b]<text:span text:style-name="T10">3</text:span></text:p>
        </text:list-item>
        <text:list-item>
          <text:p text:style-name="P12">(a / b) &lt; 0</text:p>
        </text:list-item>
        <text:list-item>
          <text:p text:style-name="P12">sin(a) — tg(b)</text:p>
        </text:list-item>
      </text:list>
      <text:h text:style-name="P17" text:outline-level="2"><text:soft-page-break/>Задание <text:span text:style-name="T13">6</text:span> — ветвление, if</text:h>
      <text:list xml:id="list5383050643552943425" text:style-name="L3">
        <text:list-item>
          <text:p text:style-name="P11">Определить, делится ли нацело число a на число b. Вывести «делится» или «не делится».</text:p>
        </text:list-item>
        <text:list-item>
          <text:p text:style-name="P11">Даны три диапазона значений: small — от 0 до 300, middle — от 301 до 1280 и big — от 1281 до бесконечности. <text:s/>Определить, в какой диапазон входит введенное пользователем число.</text:p>
        </text:list-item>
        <text:list-item>
          <text:p text:style-name="P11"><text:span text:style-name="T13">Решить квадратное уравнение вида aX</text:span><text:span text:style-name="T11">2</text:span><text:span text:style-name="T12"> + bX + c = 0.</text:span></text:p>
        </text:list-item>
      </text:list>
      <text:h text:style-name="Heading_20_2" text:outline-level="2">Задание <text:span text:style-name="T13">7</text:span> — <text:span text:style-name="T13">строки</text:span></text:h>
      <text:list xml:id="list7884070828047309699" text:style-name="L4">
        <text:list-item>
          <text:p text:style-name="P13">Для введенной строки вывести «короткая», если она короче шести символов.</text:p>
        </text:list-item>
        <text:list-item>
          <text:p text:style-name="P13">Вывести «число» или «не число» в зависимости от того, что пользователь ввел в поле ввода.</text:p>
        </text:list-item>
        <text:list-item>
          <text:p text:style-name="P13">Подсчитать число пробелов в веденной строке. Поскольку циклы будут в только на следующей практике, то использовать, например, split().</text:p>
        </text:list-item>
      </text:list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 Light" svg:font-family="'DejaVu Sans Light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  <style:text-properties style:font-name="DejaVu Sans" fo:font-family="'DejaVu Sans'" style:font-family-generic="swiss" style:font-pitch="variabl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6cm" fo:margin-bottom="0.21cm" loext:contextual-spacing="false"/>
      <style:text-properties style:font-name="DejaVu Sans" fo:font-family="'DejaVu Sans'" style:font-family-generic="swiss" style:font-pitch="variable" fo:font-size="115%" fo:font-weight="normal" style:font-size-asian="115%" style:font-weight-asian="normal" style:font-size-complex="115%" style:font-weight-complex="norm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Тимофей  Гурьев</meta:initial-creator>
    <meta:creation-date>2016-11-15T00:09:03.033951767</meta:creation-date>
    <dc:date>2016-11-16T19:11:47.763870208</dc:date>
    <dc:creator>Тимофей  Гурьев</dc:creator>
    <meta:editing-duration>PT1H19M14S</meta:editing-duration>
    <meta:editing-cycles>7</meta:editing-cycles>
    <meta:generator>LibreOffice/5.0.3.2$Linux_X86_64 LibreOffice_project/00m0$Build-2</meta:generator>
    <meta:document-statistic meta:table-count="0" meta:image-count="0" meta:object-count="1" meta:page-count="2" meta:paragraph-count="31" meta:word-count="279" meta:character-count="1782" meta:non-whitespace-character-count="1526"/>
  </office:meta>
</office:document-meta>
</file>

<file path=Object 1/content.xml><?xml version="1.0" encoding="utf-8"?>
<math xmlns="http://www.w3.org/1998/Math/MathML" display="block">
  <semantics>
    <mrow>
      <mi>x</mi>
      <mo stretchy="false">=</mo>
      <mfrac>
        <mrow>
          <msup>
            <mrow>
              <mn>2</mn>
              <mi>a</mi>
            </mrow>
            <mrow>
              <mo fence="true" stretchy="true">(</mo>
              <mrow>
                <mrow>
                  <mi>b</mi>
                  <mo stretchy="false">−</mo>
                  <mn>4</mn>
                </mrow>
              </mrow>
              <mo fence="true" stretchy="true">)</mo>
            </mrow>
          </msup>
          <mo stretchy="false">−</mo>
          <msup>
            <mrow>
              <mo fence="true" stretchy="false">(</mo>
              <mrow>
                <mrow>
                  <mn>7</mn>
                  <mrow>
                    <mi>a</mi>
                    <mo stretchy="false">−</mo>
                    <mi>c</mi>
                  </mrow>
                </mrow>
              </mrow>
              <mo fence="true" stretchy="false">)</mo>
            </mrow>
            <msup>
              <mi>b</mi>
              <mn>2</mn>
            </msup>
          </msup>
        </mrow>
        <mrow>
          <mroot>
            <mrow>
              <mn>5</mn>
              <mrow>
                <mi>c</mi>
                <mo stretchy="false">+</mo>
                <mroot>
                  <mrow>
                    <mi>a</mi>
                    <mo stretchy="false">+</mo>
                    <mi>b</mi>
                  </mrow>
                  <mn>2</mn>
                </mroot>
              </mrow>
            </mrow>
            <mn>4</mn>
          </mroot>
          <mo stretchy="false">+</mo>
          <mrow>
            <mi>c</mi>
            <mo stretchy="false">/</mo>
            <mi>b</mi>
          </mrow>
        </mrow>
      </mfrac>
    </mrow>
    <annotation encoding="StarMath 5.0">x=  {{2a} ^ {left (b-4 right )} - {(7a-c)} ^ {{b} ^ {2}}} over {nroot {4} {5c+  nroot {2} {a+b}} +  {c} / {b}}</annotation>
  </semantics>
</math>
</file>